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Aion Serif" svg:font-family="'LiberatA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style:text-underline-style="solid" style:text-underline-width="auto" style:text-underline-color="font-color" fo:font-weight="bold" officeooo:rsid="0007383e" officeooo:paragraph-rsid="0007383e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Arial" fo:font-size="16pt" style:text-underline-style="none" fo:font-weight="bold" officeooo:rsid="00097e3e" officeooo:paragraph-rsid="00097e3e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Arial" fo:font-size="14pt" style:text-underline-style="none" fo:font-weight="normal" officeooo:rsid="00097e3e" officeooo:paragraph-rsid="00097e3e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07383e" officeooo:paragraph-rsid="0007383e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ourier New" fo:font-size="14pt" style:text-underline-style="none" fo:font-weight="normal" officeooo:rsid="0007383e" officeooo:paragraph-rsid="0007383e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Courier New" fo:font-size="14pt" style:text-underline-style="none" fo:font-weight="normal" officeooo:rsid="00097991" officeooo:paragraph-rsid="00097991" style:font-size-asian="14pt" style:font-weight-asian="normal" style:font-size-complex="14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Dijkstra.c</text:p>
      <text:p text:style-name="P3"/>
      <text:p text:style-name="P3">#include &lt;stdio.h&gt;</text:p>
      <text:p text:style-name="P3">#include &lt;stdlib.h&gt;</text:p>
      <text:p text:style-name="P3"/>
      <text:p text:style-name="P3">#define notv -1</text:p>
      <text:p text:style-name="P3">#define V1 6</text:p>
      <text:p text:style-name="P3">#define MAX 10</text:p>
      <text:p text:style-name="P3">#define false 0</text:p>
      <text:p text:style-name="P3">#define true 1</text:p>
      <text:p text:style-name="P3">#define infinity 1000</text:p>
      <text:p text:style-name="P3"/>
      <text:p text:style-name="P3">typedef int vertex;</text:p>
      <text:p text:style-name="P3"/>
      <text:p text:style-name="P3">typedef struct tableentry {</text:p>
      <text:p text:style-name="P3"><text:tab/>int known;</text:p>
      <text:p text:style-name="P3"><text:tab/>int dist;</text:p>
      <text:p text:style-name="P3"><text:tab/>vertex path;</text:p>
      <text:p text:style-name="P3">} tableentry;</text:p>
      <text:p text:style-name="P3"/>
      <text:p text:style-name="P3">typedef tableentry table [V1];</text:p>
      <text:p text:style-name="P3"/>
      <text:p text:style-name="P3">vertex choosevertex (table t, int x) {</text:p>
      <text:p text:style-name="P3"><text:tab/>int size;</text:p>
      <text:p text:style-name="P3"><text:tab/>size=V1;</text:p>
      <text:p text:style-name="P3"><text:tab/>vertex min;</text:p>
      <text:p text:style-name="P3"><text:tab/>for (int i=0; i&lt;size; i++)</text:p>
      <text:p text:style-name="P3"><text:tab/><text:tab/>if(t[i].known==false)</text:p>
      <text:p text:style-name="P3"><text:tab/><text:tab/><text:tab/>min=i;</text:p>
      <text:p text:style-name="P3"><text:tab/>for (int i=0; i&lt;size; i++)</text:p>
      <text:p text:style-name="P3"><text:tab/><text:tab/>if(t[i].known==false &amp;&amp; t[i].dist &lt; t[min].dist)</text:p>
      <text:p text:style-name="P3"><text:tab/><text:tab/><text:tab/>min=i;</text:p>
      <text:p text:style-name="P3"/>
      <text:p text:style-name="P3"><text:tab/>return min;<text:tab/></text:p>
      <text:p text:style-name="P3">}</text:p>
      <text:p text:style-name="P3"/>
      <text:p text:style-name="P3">void inittable (vertex start, table t, int x)</text:p>
      <text:p text:style-name="P3">{<text:tab/>int size;</text:p>
      <text:p text:style-name="P3"><text:tab/>size=V1;</text:p>
      <text:p text:style-name="P3"><text:tab/></text:p>
      <text:p text:style-name="P3"><text:tab/>for (int i=0; i&lt;size; i++) {</text:p>
      <text:p text:style-name="P3"><text:tab/><text:tab/>t[i].known= false;</text:p>
      <text:p text:style-name="P3"><text:tab/><text:tab/>t[i].dist = infinity;</text:p>
      <text:p text:style-name="P3"><text:tab/><text:tab/>t[i].path = notv;</text:p>
      <text:p text:style-name="P3"><text:tab/>}</text:p>
      <text:p text:style-name="P3"><text:soft-page-break/></text:p>
      <text:p text:style-name="P3"><text:tab/>t[start].dist = 0;</text:p>
      <text:p text:style-name="P3"><text:tab/>t[start].path = 0;</text:p>
      <text:p text:style-name="P3">}</text:p>
      <text:p text:style-name="P3"/>
      <text:p text:style-name="P3">int loopcondition (table t, int x) {</text:p>
      <text:p text:style-name="P3"><text:tab/></text:p>
      <text:p text:style-name="P3"><text:tab/>int size;</text:p>
      <text:p text:style-name="P3"><text:tab/>size=V1;</text:p>
      <text:p text:style-name="P3"><text:tab/></text:p>
      <text:p text:style-name="P3"><text:tab/>for (int i=0; i&lt;size; i++)</text:p>
      <text:p text:style-name="P3"><text:tab/><text:tab/>if(t[i].known == false)</text:p>
      <text:p text:style-name="P3"><text:tab/><text:tab/><text:tab/>return 1;</text:p>
      <text:p text:style-name="P3"><text:tab/>return 0;</text:p>
      <text:p text:style-name="P3">}</text:p>
      <text:p text:style-name="P3"/>
      <text:p text:style-name="P3"/>
      <text:p text:style-name="P3">void djikstra (table t, int graph [][V1], int x ) {</text:p>
      <text:p text:style-name="P3"><text:tab/>vertex v,w;</text:p>
      <text:p text:style-name="P3"><text:tab/>int size;</text:p>
      <text:p text:style-name="P3"><text:tab/>size=V1;</text:p>
      <text:p text:style-name="P3"><text:tab/>while (loopcondition(t,x)) {</text:p>
      <text:p text:style-name="P3"><text:tab/><text:tab/>v=choosevertex(t,x);</text:p>
      <text:p text:style-name="P3"><text:tab/><text:tab/>t[v].known = true;</text:p>
      <text:p text:style-name="P3"><text:tab/><text:tab/>for (w=0; w&lt;size; w++) {</text:p>
      <text:p text:style-name="P3"><text:tab/><text:tab/><text:tab/>if(graph[v][w] != 0) </text:p>
      <text:p text:style-name="P3"><text:tab/><text:tab/><text:tab/><text:tab/>if(t[w].known == false)</text:p>
      <text:p text:style-name="P3"><text:tab/><text:tab/><text:tab/><text:tab/><text:tab/>if (t[v].dist + graph[v][w] &lt; t[w].dist) {</text:p>
      <text:p text:style-name="P3"><text:tab/><text:tab/><text:tab/><text:tab/><text:tab/><text:tab/>t[w].dist = t[v].dist + graph[v][w];</text:p>
      <text:p text:style-name="P3"><text:tab/><text:tab/><text:tab/><text:tab/><text:tab/><text:tab/>t[w].path = v;</text:p>
      <text:p text:style-name="P3"><text:tab/><text:tab/><text:tab/><text:tab/><text:tab/>}</text:p>
      <text:p text:style-name="P3"><text:tab/><text:tab/>}</text:p>
      <text:p text:style-name="P3"><text:tab/>}</text:p>
      <text:p text:style-name="P3">}</text:p>
      <text:p text:style-name="P3"/>
      <text:p text:style-name="P3">void printpaths (int start, int end, table t, int path[], int *size, int *dist) {</text:p>
      <text:p text:style-name="P3"><text:tab/>if (end != start)<text:tab/>{</text:p>
      <text:p text:style-name="P3"><text:tab/><text:tab/>path[(*size)++] = t[end].path +1;</text:p>
      <text:p text:style-name="P3"><text:tab/><text:tab/>*dist += t[end].dist;</text:p>
      <text:p text:style-name="P3"><text:tab/><text:tab/>printpaths (start, t[end].path, t, path, size, dist);</text:p>
      <text:p text:style-name="P3"><text:tab/>}</text:p>
      <text:p text:style-name="P3">}</text:p>
      <text:p text:style-name="P3"/>
      <text:p text:style-name="P3">void reversepath (int path[], int size) {</text:p>
      <text:p text:style-name="P3"><text:tab/>for (int i=size-1; i&gt;=0; i--)</text:p>
      <text:p text:style-name="P3"><text:soft-page-break/><text:tab/><text:tab/>printf ("%d <text:s text:c="2"/>", path[i]);</text:p>
      <text:p text:style-name="P3">}</text:p>
      <text:p text:style-name="P3"/>
      <text:p text:style-name="P3">int main () {</text:p>
      <text:p text:style-name="P3"><text:tab/>int n,e;</text:p>
      <text:p text:style-name="P3"/>
      <text:p text:style-name="P3"><text:tab/>printf("Enter the no.of vertices of graph : ");</text:p>
      <text:p text:style-name="P3"><text:tab/>scanf("%d",&amp;n);</text:p>
      <text:p text:style-name="P3"><text:tab/>printf("Enter the no.of edges of graph : ");</text:p>
      <text:p text:style-name="P3"><text:tab/>scanf("%d",&amp;e);</text:p>
      <text:p text:style-name="P3"><text:tab/>int adj[n][n];</text:p>
      <text:p text:style-name="P3"/>
      <text:p text:style-name="P3"><text:tab/>for(int i = 0; i&lt;n; i++){</text:p>
      <text:p text:style-name="P3"><text:tab/><text:tab/>for(int j = 0; j&lt;n; j++)</text:p>
      <text:p text:style-name="P3"><text:tab/><text:tab/><text:tab/>adj[i][j] = 0;</text:p>
      <text:p text:style-name="P3"><text:tab/>}</text:p>
      <text:p text:style-name="P3"/>
      <text:p text:style-name="P3"><text:tab/>printf("Enter <text:s/>the edges of graph :\n");</text:p>
      <text:p text:style-name="P3"><text:tab/>for(int i = 0; i&lt;e; i++){</text:p>
      <text:p text:style-name="P3"><text:tab/><text:tab/>int u,v,dist;</text:p>
      <text:p text:style-name="P3"><text:tab/><text:tab/>scanf("%d %d %d",&amp;u,&amp;v,&amp;dist);</text:p>
      <text:p text:style-name="P3"><text:tab/><text:tab/>adj[u-1][v-1] = dist;</text:p>
      <text:p text:style-name="P3"><text:tab/>}</text:p>
      <text:p text:style-name="P3"><text:tab/>printf("\nAdj matrix :\n");</text:p>
      <text:p text:style-name="P3"><text:tab/>for(int i = 0; i&lt;n; i++){</text:p>
      <text:p text:style-name="P3"><text:tab/><text:tab/>for(int j = 0; j&lt;n; j++)</text:p>
      <text:p text:style-name="P3"><text:tab/><text:tab/><text:tab/>printf("%d ",adj[i][j]);</text:p>
      <text:p text:style-name="P3"><text:tab/><text:tab/>printf("\n");</text:p>
      <text:p text:style-name="P3"><text:tab/>}</text:p>
      <text:p text:style-name="P3"/>
      <text:p text:style-name="P3"><text:tab/>table t1;</text:p>
      <text:p text:style-name="P3"><text:tab/>inittable(0, t1,1);</text:p>
      <text:p text:style-name="P3"><text:tab/>djikstra(t1, adj,1);</text:p>
      <text:p text:style-name="P3"><text:tab/>printf("\n");</text:p>
      <text:p text:style-name="P3"/>
      <text:p text:style-name="P3"><text:tab/>for (int i=1; i&lt;V1; i++) {</text:p>
      <text:p text:style-name="P3"><text:tab/><text:tab/>printf("Path from V1 to V%d:\n", i+1);</text:p>
      <text:p text:style-name="P3"><text:tab/><text:tab/>int path[MAX];</text:p>
      <text:p text:style-name="P3"><text:tab/><text:tab/>int size=0, dist=0;</text:p>
      <text:p text:style-name="P3"><text:tab/><text:tab/>printpaths(0,i,t1, path, &amp;size, &amp;dist);</text:p>
      <text:p text:style-name="P3"><text:tab/><text:tab/>reversepath(path, size);</text:p>
      <text:p text:style-name="P3"><text:tab/><text:tab/>printf("%d", i+1);</text:p>
      <text:p text:style-name="P3"><text:tab/><text:tab/>printf("\nDISTANCE: %d\n", dist);</text:p>
      <text:p text:style-name="P3"><text:tab/><text:tab/>printf("\n"); </text:p>
      <text:p text:style-name="P3"><text:tab/>}</text:p>
      <text:p text:style-name="P4"><text:soft-page-break/></text:p>
      <text:p text:style-name="P1">OUTPUT:</text:p>
      <text:p text:style-name="P5">(base) mahesh@Mahesh-PC:~/Assignment-12$ ./Dijkstra </text:p>
      <text:p text:style-name="P5"/>
      <text:p text:style-name="P5">Enter the no.of vertices of graph : 7</text:p>
      <text:p text:style-name="P5">Enter the no.of edges of graph : 12</text:p>
      <text:p text:style-name="P5">Enter the edges of graph[s d dist] :</text:p>
      <text:p text:style-name="P5">1 2 2</text:p>
      <text:p text:style-name="P5">1 4 1</text:p>
      <text:p text:style-name="P5">2 4 3</text:p>
      <text:p text:style-name="P5">2 5 10</text:p>
      <text:p text:style-name="P5">3 1 4</text:p>
      <text:p text:style-name="P5">3 6 5</text:p>
      <text:p text:style-name="P5">4 3 2</text:p>
      <text:p text:style-name="P5">4 5 2</text:p>
      <text:p text:style-name="P5">4 6 8</text:p>
      <text:p text:style-name="P5">4 7 4</text:p>
      <text:p text:style-name="P5">5 7 6</text:p>
      <text:p text:style-name="P5">7 6 1</text:p>
      <text:p text:style-name="P5"/>
      <text:p text:style-name="P5">Adj matrix :</text:p>
      <text:p text:style-name="P5">0 2 0 1 0 0 0 </text:p>
      <text:p text:style-name="P5">0 0 0 3 10 0 0 </text:p>
      <text:p text:style-name="P5">4 0 0 0 0 5 0 </text:p>
      <text:p text:style-name="P5">0 0 2 0 2 8 4 </text:p>
      <text:p text:style-name="P5">0 0 0 0 0 0 6 </text:p>
      <text:p text:style-name="P5">0 0 0 0 0 0 0 </text:p>
      <text:p text:style-name="P5">0 0 0 0 0 1 0 </text:p>
      <text:p text:style-name="P5"/>
      <text:p text:style-name="P5">Path from V1 to V2:</text:p>
      <text:p text:style-name="P5">1 <text:s text:c="2"/>2</text:p>
      <text:p text:style-name="P5">DISTANCE: 2</text:p>
      <text:p text:style-name="P5"/>
      <text:p text:style-name="P5">Path from V1 to V3:</text:p>
      <text:p text:style-name="P5">1 <text:s text:c="2"/>4 <text:s text:c="2"/>3</text:p>
      <text:p text:style-name="P5">DISTANCE: 4</text:p>
      <text:p text:style-name="P5"/>
      <text:p text:style-name="P5">Path from V1 to V4:</text:p>
      <text:p text:style-name="P5">1 <text:s text:c="2"/>4</text:p>
      <text:p text:style-name="P5">DISTANCE: 1</text:p>
      <text:p text:style-name="P5"/>
      <text:p text:style-name="P5">Path from V1 to V5:</text:p>
      <text:p text:style-name="P5">1 <text:s text:c="2"/>4 <text:s text:c="2"/>5</text:p>
      <text:p text:style-name="P5">DISTANCE: 4</text:p>
      <text:p text:style-name="P5"/>
      <text:p text:style-name="P5"><text:soft-page-break/>Path from V1 to V6:</text:p>
      <text:p text:style-name="P5">1 <text:s text:c="2"/>4 <text:s text:c="2"/>7 <text:s text:c="2"/>6</text:p>
      <text:p text:style-name="P5">DISTANCE: 12</text:p>
      <text:p text:style-name="P5"/>
      <text:p text:style-name="P5">Path from V1 to V7:</text:p>
      <text:p text:style-name="P5">1 <text:s text:c="2"/>4 <text:s text:c="2"/>7</text:p>
      <text:p text:style-name="P5">DISTANCE: 6</text:p>
      <text:p text:style-name="P5"/>
      <text:p text:style-name="P5">=========================================================</text:p>
      <text:p text:style-name="P5"/>
      <text:p text:style-name="P5"/>
      <text:p text:style-name="P5">(base) mahesh@Mahesh-PC:~/Assignment-12$ ./Dijkstra </text:p>
      <text:p text:style-name="P5"/>
      <text:p text:style-name="P5">Enter the no.of vertices of graph : 6</text:p>
      <text:p text:style-name="P5">Enter the no.of edges of graph : 18</text:p>
      <text:p text:style-name="P5">Enter <text:s/>the edges of graph :</text:p>
      <text:p text:style-name="P5">1 2 5</text:p>
      <text:p text:style-name="P5">1 4 6</text:p>
      <text:p text:style-name="P5">1 5 10</text:p>
      <text:p text:style-name="P5">2 1 5</text:p>
      <text:p text:style-name="P5">2 3 1</text:p>
      <text:p text:style-name="P5">2 5 2</text:p>
      <text:p text:style-name="P5">2 6 7</text:p>
      <text:p text:style-name="P5">3 2 1</text:p>
      <text:p text:style-name="P5">3 6 8</text:p>
      <text:p text:style-name="P5">4 1 6</text:p>
      <text:p text:style-name="P5">4 5 3</text:p>
      <text:p text:style-name="P5">5 1 10</text:p>
      <text:p text:style-name="P5">5 2 2</text:p>
      <text:p text:style-name="P5">5 4 3</text:p>
      <text:p text:style-name="P5">5 6 4</text:p>
      <text:p text:style-name="P5">6 2 7</text:p>
      <text:p text:style-name="P5">6 3 8</text:p>
      <text:p text:style-name="P5">6 5 4</text:p>
      <text:p text:style-name="P5"/>
      <text:p text:style-name="P5">Adj matrix :</text:p>
      <text:p text:style-name="P5">0 5 0 6 10 0 </text:p>
      <text:p text:style-name="P5">5 0 1 0 2 7 </text:p>
      <text:p text:style-name="P5">0 1 0 0 0 8 </text:p>
      <text:p text:style-name="P5">6 0 0 0 3 0 </text:p>
      <text:p text:style-name="P5">10 2 0 3 0 4 </text:p>
      <text:p text:style-name="P5">0 7 8 0 4 0 </text:p>
      <text:p text:style-name="P5"/>
      <text:p text:style-name="P5">Path from V1 to V2:</text:p>
      <text:p text:style-name="P5">1 <text:s text:c="2"/>2</text:p>
      <text:p text:style-name="P5"><text:soft-page-break/>DISTANCE: 5</text:p>
      <text:p text:style-name="P5"/>
      <text:p text:style-name="P5">Path from V1 to V3:</text:p>
      <text:p text:style-name="P5">1 <text:s text:c="2"/>2 <text:s text:c="2"/>3</text:p>
      <text:p text:style-name="P5">DISTANCE: 11</text:p>
      <text:p text:style-name="P5"/>
      <text:p text:style-name="P5">Path from V1 to V4:</text:p>
      <text:p text:style-name="P5">1 <text:s text:c="2"/>4</text:p>
      <text:p text:style-name="P5">DISTANCE: 6</text:p>
      <text:p text:style-name="P5"/>
      <text:p text:style-name="P5">Path from V1 to V5:</text:p>
      <text:p text:style-name="P5">1 <text:s text:c="2"/>2 <text:s text:c="2"/>5</text:p>
      <text:p text:style-name="P5">DISTANCE: 12</text:p>
      <text:p text:style-name="P5"/>
      <text:p text:style-name="P5">Path from V1 to V6:</text:p>
      <text:p text:style-name="P5">1 <text:s text:c="2"/>2 <text:s text:c="2"/>5 <text:s text:c="2"/>6</text:p>
      <text:p text:style-name="P5">DISTANCE: 23</text:p>
      <text:p text:style-name="P5"/>
      <text:p text:style-name="P6">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Aion Serif" svg:font-family="'LiberatA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21:40:57.945482012</meta:creation-date>
    <dc:date>2019-10-05T22:05:03.819937336</dc:date>
    <meta:editing-duration>PT24M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6" meta:paragraph-count="204" meta:word-count="702" meta:character-count="3500" meta:non-whitespace-character-count="2789"/>
  </office:meta>
</office:document-meta>
</file>